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BPG Sans GPL&amp;GNU" svg:font-family="'BPG Sans GPL&amp;GNU'"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bc05d" officeooo:paragraph-rsid="000cfff9" style:font-size-asian="11pt" style:font-size-complex="11pt"/>
    </style:style>
    <style:style style:name="P3" style:family="paragraph" style:parent-style-name="Standard">
      <style:text-properties fo:font-size="11pt" officeooo:rsid="000bc05d" officeooo:paragraph-rsid="000bc05d" style:font-size-asian="11pt" style:font-size-complex="11pt"/>
    </style:style>
    <style:style style:name="P4" style:family="paragraph" style:parent-style-name="Standard">
      <style:text-properties fo:font-size="11pt" officeooo:rsid="000bc05d" officeooo:paragraph-rsid="000f5772" style:font-size-asian="11pt" style:font-size-complex="11pt"/>
    </style:style>
    <style:style style:name="P5" style:family="paragraph" style:parent-style-name="Standard">
      <style:text-properties fo:font-size="11pt" officeooo:paragraph-rsid="000cfff9" style:font-size-asian="11pt" style:font-size-complex="11pt"/>
    </style:style>
    <style:style style:name="P6" style:family="paragraph" style:parent-style-name="Standard">
      <style:text-properties fo:font-size="11pt" officeooo:rsid="000cfff9" officeooo:paragraph-rsid="000cfff9" style:font-size-asian="11pt" style:font-size-complex="11pt"/>
    </style:style>
    <style:style style:name="P7" style:family="paragraph" style:parent-style-name="Standard">
      <style:text-properties fo:font-size="11pt" officeooo:rsid="000dbe9d" officeooo:paragraph-rsid="000dbe9d" style:font-size-asian="11pt" style:font-size-complex="11pt"/>
    </style:style>
    <style:style style:name="P8" style:family="paragraph" style:parent-style-name="Standard">
      <style:text-properties fo:font-size="11pt" officeooo:rsid="000e833b" officeooo:paragraph-rsid="000e833b" style:font-size-asian="11pt" style:font-size-complex="11pt"/>
    </style:style>
    <style:style style:name="P9" style:family="paragraph" style:parent-style-name="Standard">
      <style:text-properties fo:font-size="11pt" officeooo:rsid="000f5772" officeooo:paragraph-rsid="000f5772" style:font-size-asian="11pt" style:font-size-complex="11pt"/>
    </style:style>
    <style:style style:name="P10" style:family="paragraph" style:parent-style-name="Standard">
      <style:text-properties fo:font-size="11pt" officeooo:rsid="000fb2d8" officeooo:paragraph-rsid="000fb2d8" style:font-size-asian="11pt" style:font-size-complex="11pt"/>
    </style:style>
    <style:style style:name="P11" style:family="paragraph" style:parent-style-name="Standard">
      <style:text-properties fo:font-size="11pt" officeooo:rsid="0010274d" officeooo:paragraph-rsid="0010274d" style:font-size-asian="11pt" style:font-size-complex="11pt"/>
    </style:style>
    <style:style style:name="P12" style:family="paragraph" style:parent-style-name="Standard">
      <style:paragraph-properties fo:text-align="center" style:justify-single-word="false"/>
      <style:text-properties fo:font-size="12pt" fo:font-weight="bold" officeooo:rsid="000bc05d" officeooo:paragraph-rsid="000bc05d" style:font-size-asian="12pt" style:font-weight-asian="bold" style:font-size-complex="12pt" style:font-weight-complex="bold"/>
    </style:style>
    <style:style style:name="P13" style:family="paragraph" style:parent-style-name="Standard">
      <style:text-properties fo:font-size="11pt" officeooo:rsid="000bc05d" officeooo:paragraph-rsid="000bc05d" style:font-size-asian="11pt" style:font-size-complex="11pt"/>
    </style:style>
    <style:style style:name="P14" style:family="paragraph" style:parent-style-name="Standard">
      <style:text-properties fo:font-size="11pt" style:text-underline-style="solid" style:text-underline-width="auto" style:text-underline-color="font-color" style:font-size-asian="11pt" style:font-size-complex="11pt"/>
    </style:style>
    <style:style style:name="P15" style:family="paragraph" style:parent-style-name="Standard">
      <style:text-properties fo:font-size="11pt" style:text-underline-style="solid" style:text-underline-width="auto" style:text-underline-color="font-color" officeooo:rsid="000dbe9d" officeooo:paragraph-rsid="000dbe9d" style:font-size-asian="11pt" style:font-size-complex="11pt"/>
    </style:style>
    <style:style style:name="P16" style:family="paragraph" style:parent-style-name="Standard">
      <style:text-properties fo:font-size="11pt" style:text-underline-style="solid" style:text-underline-width="auto" style:text-underline-color="font-color" officeooo:rsid="000bc05d" officeooo:paragraph-rsid="000bc05d" style:font-size-asian="11pt" style:font-size-complex="11pt"/>
    </style:style>
    <style:style style:name="T1" style:family="text">
      <style:text-properties officeooo:rsid="000cfff9"/>
    </style:style>
    <style:style style:name="T2" style:family="text">
      <style:text-properties officeooo:rsid="000dbe9d"/>
    </style:style>
    <style:style style:name="T3" style:family="text">
      <style:text-properties officeooo:rsid="000e5331"/>
    </style:style>
    <style:style style:name="T4" style:family="text">
      <style:text-properties officeooo:rsid="000e833b"/>
    </style:style>
    <style:style style:name="T5" style:family="text">
      <style:text-properties officeooo:rsid="000fb2d8"/>
    </style:style>
    <style:style style:name="T6" style:family="text">
      <style:text-properties officeooo:rsid="0010274d"/>
    </style:style>
    <style:style style:name="T7" style:family="text">
      <style:text-properties officeooo:rsid="0012d6d3"/>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2d6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ote de clarification</text:p>
      <text:p text:style-name="P1"/>
      <text:p text:style-name="P14"><text:span text:style-name="T7">C</text:span>ontexte</text:p>
      <text:p text:style-name="P2"><text:span text:style-name="T1">C’est dans le contexte du</text:span> play to earn <text:span text:style-name="T1">que prend racine l’idée de gamifier les rapport de force entre les acteurs de la société. De ce principe découle le concept du jeux Monopoly et la gamification entre propriétaire et locataire de terrain. <text:s/></text:span></text:p>
      <text:p text:style-name="P2"><text:span text:style-name="T1">Le play to earn est un levié dans l’architecture de ces rapports de force. Associé à la DF (décentralised Finance), il est possible d’</text:span><text:span text:style-name="T2">agir sur le </text:span><text:span text:style-name="T1">mode global de fonctionnement en apportant une surcouche au problème.</text:span></text:p>
      <text:p text:style-name="P5"/>
      <text:p text:style-name="P3"><text:span text:style-name="T9">E</text:span><text:span text:style-name="T8">njeux</text:span> </text:p>
      <text:p text:style-name="P6">Permettre <text:span text:style-name="T2">au joueur un mode de fonctionnement locatif sans changer les régles du Monopoly et le mécontentement des propriétaires.</text:span></text:p>
      <text:p text:style-name="P3"/>
      <text:p text:style-name="P15">Marché</text:p>
      <text:p text:style-name="P7">Le marché est très actif et volumineux depuis la parution du premier jeux monopoy et ne cesse de croitre. Le nombre de lancé de dés<text:span text:style-name="T3"> </text:span>est estimé par <text:span text:style-name="T3">l’insee à 22 % </text:span><text:span text:style-name="T4">du parc total des propriété. Certain terrain étant vacant, le nombre d’article mis au enchère représente quand même le tiers de ce chiffre.</text:span></text:p>
      <text:p text:style-name="P3"/>
      <text:p text:style-name="P16"><text:span text:style-name="T7">D</text:span>onnées d’entrée</text:p>
      <text:p text:style-name="P8">HardFork d’un code étudiant de simulation du monopoly in chain,</text:p>
      <text:p text:style-name="P8">whitePaper et données relatif à la chefferie de projet.</text:p>
      <text:p text:style-name="P3"/>
      <text:p text:style-name="P16"><text:span text:style-name="T7">O</text:span>bjet et périmètre</text:p>
      <text:p text:style-name="P9">mettre en place un ecosystème de valorisation d’asset stable sur une simulation du jeux monopoly. Le jeux en lui même n’est pas un livrable.</text:p>
      <text:p text:style-name="P3"/>
      <text:p text:style-name="P16"><text:span text:style-name="T7">D</text:span>escription du produit</text:p>
      <text:p text:style-name="P8">Un protocole de valorisation d’asset asynchrone basé sur une simulation au plus prés du jeux Monopoly. </text:p>
      <text:p text:style-name="P8"/>
      <text:p text:style-name="P16"><text:span text:style-name="T7">O</text:span>bjectifs</text:p>
      <text:p text:style-name="P9">un stable coins algorithmique.</text:p>
      <text:p text:style-name="P9"/>
      <text:p text:style-name="P16"><text:span text:style-name="T7">P</text:span>arties prenantes</text:p>
      <text:p text:style-name="P9">les équipes de développement de jeux vidéo, joueurs de jeux, traders, les investisseurs, les PGM.</text:p>
      <text:p text:style-name="P3"/>
      <text:p text:style-name="P16">Contraintes</text:p>
      <text:p text:style-name="P9">qualité : <text:span text:style-name="T5">Une </text:span><text:span text:style-name="T6">DAPP</text:span><text:span text:style-name="T5"> prototypé intuitive, </text:span></text:p>
      <text:p text:style-name="P9">délais: 2 <text:span text:style-name="T5">semaine d</text:span><text:span text:style-name="T6">e réalisation</text:span><text:span text:style-name="T5">,</text:span></text:p>
      <text:p text:style-name="P9">coût : <text:span text:style-name="T5">null.</text:span></text:p>
      <text:p text:style-name="P4"/>
      <text:p text:style-name="P16">Risques</text:p>
      <text:p text:style-name="P10">protocole cassé, pillé, hacké.</text:p>
      <text:p text:style-name="P10">Front écouté.</text:p>
      <text:p text:style-name="P10"/>
      <text:p text:style-name="P10">QM</text:p>
      <text:p text:style-name="P11">10/01/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BPG Sans GPL&amp;GNU" svg:font-family="'BPG Sans GPL&amp;GNU'"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PG Sans GPL&amp;GNU"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PG Sans GPL&amp;GNU"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PG Sans GPL&amp;GNU" fo:font-family="'BPG Sans GPL&amp;GNU'"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BPG Sans GPL&amp;GNU" fo:font-family="'BPG Sans GPL&amp;GNU'"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BPG Sans GPL&amp;GNU" fo:font-family="'BPG Sans GPL&amp;GNU'" style:font-family-generic="swis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7T10:44:31.411904036</meta:creation-date>
    <meta:generator>LibreOffice/7.0.4.2$Linux_X86_64 LibreOffice_project/00$Build-2</meta:generator>
    <dc:date>2022-01-10T10:59:08.795635623</dc:date>
    <meta:editing-duration>PT11M24S</meta:editing-duration>
    <meta:editing-cycles>3</meta:editing-cycles>
    <meta:document-statistic meta:table-count="0" meta:image-count="0" meta:object-count="0" meta:page-count="1" meta:paragraph-count="28" meta:word-count="271" meta:character-count="1657" meta:non-whitespace-character-count="1409"/>
  </office:meta>
</office:document-meta>
</file>